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rmala UI1" svg:font-family="'Nirmala UI'"/>
    <style:font-face style:name="Times New Roman" svg:font-family="'Times New Roman'" style:font-family-generic="roman"/>
    <style:font-face style:name="Calibri" svg:font-family="Calibri" style:font-family-generic="swiss"/>
    <style:font-face style:name="Nirmala UI" svg:font-family="'Nirmala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e445" officeooo:paragraph-rsid="000de445"/>
    </style:style>
    <style:style style:name="P2" style:family="paragraph">
      <loext:graphic-properties draw:fill="none" draw:fill-color="#ffffff"/>
      <style:text-properties fo:color="#ffffff" loext:opacity="100%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fo:text-align="start"/>
      <style:text-properties fo:color="#ffffff" loext:opacity="100%" fo:font-size="11pt" style:font-size-asian="11pt" style:font-size-complex="11pt"/>
    </style:style>
    <style:style style:name="P9" style:family="paragraph">
      <style:paragraph-properties fo:text-align="end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fo:text-align="end"/>
      <style:text-properties fo:color="#ffffff" loext:opacity="100%" fo:font-size="11pt" style:font-size-asian="11pt" style:font-size-complex="11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1pt" style:font-size-asian="11pt" style:font-size-complex="11pt"/>
    </style:style>
    <style:style style:name="gr1" style:family="graphic">
      <style:graphic-properties draw:stroke="none" svg:stroke-color="#000000" draw:fill="none" draw:fill-color="#ffffff" fo:min-height="7.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Fine_20_Dashed" svg:stroke-width="0.049cm" svg:stroke-color="#00ffff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049cm" svg:stroke-color="#00ffff" draw:marker-start-width="0.42cm" draw:marker-end-width="0.42cm" draw:fill="none" draw:textarea-vertical-align="middle" draw:auto-grow-height="false" fo:min-height="2.353cm" fo:min-width="0.18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101cm" svg:stroke-color="#ccffcc" draw:marker-start-width="0.499cm" draw:marker-end="Arrow" draw:marker-end-width="0.1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ffffcc" draw:marker-start="" draw:marker-start-width="0.499cm" draw:marker-end="Arrow" draw:marker-end-width="0.1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Фигура1" draw:style-name="gr8" draw:text-style-name="P5" svg:x1="0.843cm" svg:y1="0.621cm" svg:x2="0.843cm" svg:y2="7.95cm"><text:p/></draw:line><draw:line text:anchor-type="paragraph" draw:z-index="1" draw:name="Фигура1_0" draw:style-name="gr8" draw:text-style-name="P5" svg:x1="4.844cm" svg:y1="0.621cm" svg:x2="4.844cm" svg:y2="7.95cm"><text:p/></draw:line><draw:line text:anchor-type="paragraph" draw:z-index="2" draw:name="Фигура2" draw:style-name="gr7" draw:text-style-name="P5" svg:x1="0.843cm" svg:y1="0.972cm" svg:x2="4.844cm" svg:y2="2.378cm"><text:p/></draw:line><draw:line text:anchor-type="paragraph" draw:z-index="3" draw:name="Фигура2_1" draw:style-name="gr7" draw:text-style-name="P5" svg:x1="0.843cm" svg:y1="4.972cm" svg:x2="4.844cm" svg:y2="6.378cm"><text:p/></draw:line><draw:line text:anchor-type="paragraph" draw:z-index="4" draw:name="Фигура2_2" draw:style-name="gr7" draw:text-style-name="P5" svg:x1="4.844cm" svg:y1="3.378cm" svg:x2="0.843cm" svg:y2="4.973cm"><text:p/></draw:line><draw:line text:anchor-type="paragraph" draw:z-index="5" draw:name="Фигура2_0" draw:style-name="gr7" draw:text-style-name="P5" svg:x1="4.844cm" svg:y1="2.378cm" svg:x2="0.843cm" svg:y2="3.973cm"><text:p/></draw:line><draw:frame text:anchor-type="paragraph" draw:z-index="6" draw:name="Фигура3" draw:style-name="gr4" draw:text-style-name="P2" svg:width="1.819cm" svg:height="0.546cm" svg:x="4.473cm" svg:y="0.079cm"><draw:text-box><text:p><text:span text:style-name="T1">Сервер</text:span></text:p></draw:text-box></draw:frame><draw:frame text:anchor-type="paragraph" draw:z-index="7" draw:name="Фигура4" draw:style-name="gr6" draw:text-style-name="P2" svg:width="0.828cm" svg:height="0.678cm" draw:transform="rotate (-0.383972435438753) translate (2.69169444444444cm 1.00188888888889cm)"><draw:text-box><text:p><text:span text:style-name="T1">FIN</text:span></text:p></draw:text-box></draw:frame><draw:frame text:anchor-type="paragraph" draw:z-index="8" draw:name="Фигура4_0" draw:style-name="gr6" draw:text-style-name="P2" svg:width="0.828cm" svg:height="0.678cm" draw:transform="rotate (0.383972435438752) translate (2.32656944444444cm 3.80470833333333cm)"><draw:text-box><text:p><text:span text:style-name="T1">FIN</text:span></text:p></draw:text-box></draw:frame><draw:frame text:anchor-type="paragraph" draw:z-index="9" draw:name="Фигура4_1" draw:style-name="gr6" draw:text-style-name="P2" svg:width="0.828cm" svg:height="0.678cm" draw:transform="rotate (0.383972435438752) translate (2.32480555555556cm 2.80458333333333cm)"><draw:text-box><text:p><text:span text:style-name="T1">ACK</text:span></text:p></draw:text-box></draw:frame><draw:frame text:anchor-type="paragraph" draw:z-index="10" draw:name="Фигура4_2" draw:style-name="gr6" draw:text-style-name="P2" svg:width="0.828cm" svg:height="0.678cm" draw:transform="rotate (-0.383972435438753) translate (2.58056944444444cm 4.98298611111111cm)"><draw:text-box><text:p><text:span text:style-name="T1">ACK</text:span></text:p></draw:text-box></draw:frame><draw:frame text:anchor-type="paragraph" draw:z-index="11" draw:name="Фигура3_0" draw:style-name="gr2" draw:text-style-name="P10" svg:width="2.183cm" svg:height="1.426cm" svg:x="-1.529cm" svg:y="0.624cm"><draw:text-box><text:p text:style-name="P9"><text:span text:style-name="T2">Закрыть</text:span></text:p><text:p text:style-name="P9"><text:span text:style-name="T2">соединение</text:span></text:p></draw:text-box></draw:frame><draw:frame text:anchor-type="paragraph" draw:z-index="12" draw:name="Фигура3_1" draw:style-name="gr2" draw:text-style-name="P8" svg:width="2.183cm" svg:height="1.426cm" svg:x="4.987cm" svg:y="3.064cm"><draw:text-box><text:p text:style-name="P7"><text:span text:style-name="T2">Закрыть</text:span></text:p><text:p text:style-name="P7"><text:span text:style-name="T2">соединение</text:span></text:p></draw:text-box></draw:frame><draw:custom-shape text:anchor-type="paragraph" draw:z-index="13" draw:name="Фигура5" draw:style-name="gr5" draw:text-style-name="P6" svg:width="0.512cm" svg:height="2.481cm" svg:x="0.058cm" svg:y="5.07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14" draw:name="Фигура3_2" draw:style-name="gr4" draw:text-style-name="P2" svg:width="1.819cm" svg:height="0.546cm" svg:x="-1.76cm" svg:y="5.983cm"><draw:text-box><text:p><text:span text:style-name="T1">Тайм-аут</text:span></text:p></draw:text-box></draw:frame><draw:line text:anchor-type="paragraph" draw:z-index="15" draw:name="Фигура6" draw:style-name="gr3" draw:text-style-name="P5" svg:x1="0.843cm" svg:y1="7.587cm" svg:x2="4.771cm" svg:y2="7.569cm"><text:p/></draw:line><draw:frame text:anchor-type="paragraph" draw:z-index="16" draw:name="Фигура3_3" draw:style-name="gr2" draw:text-style-name="P4" svg:width="2.183cm" svg:height="1.426cm" svg:x="1.729cm" svg:y="8.008cm"><draw:text-box><text:p text:style-name="P3"><text:span text:style-name="T2">Соединение</text:span></text:p><text:p text:style-name="P3"><text:span text:style-name="T2">закрыто</text:span></text:p></draw:text-box></draw:frame><draw:frame text:anchor-type="paragraph" draw:z-index="17" draw:name="Фигура7" draw:style-name="gr1" draw:text-style-name="P2" svg:width="8.169cm" svg:height="7.16cm" svg:x="7.863cm" svg:y="0.624cm"><draw:text-box><text:p><text:span text:style-name="T1">Соединение может быть разорвано в любой момент после обмена сегментами FIN и ACK. Инициатором может выступать любая сторона. Соединение считается закрытым по прошествии некоторого времени в течение которого инициатор убеждается что его ACK дошел и не вызвал никаких ответных сообщений.</text:span></text:p></draw:text-box></draw:frame>Клиен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rmala UI1" svg:font-family="'Nirmala UI'"/>
    <style:font-face style:name="Times New Roman" svg:font-family="'Times New Roman'" style:font-family-generic="roman"/>
    <style:font-face style:name="Calibri" svg:font-family="Calibri" style:font-family-generic="swiss"/>
    <style:font-face style:name="Nirmala UI" svg:font-family="'Nirmala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Tahoma" style:font-size-asian="10.5pt" style:language-asian="zh" style:country-asian="CN" style:font-name-complex="Nirmala U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ru" fo:country="RU" style:letter-kerning="true" style:font-name-asian="Tahoma" style:font-size-asian="10.5pt" style:language-asian="zh" style:country-asian="CN" style:font-name-complex="Nirmala U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Nirmala UI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irmala UI1" style:font-family-complex="'Nirmala U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irmala UI1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irmala UI1" style:font-family-complex="'Nirmala U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11111" style:writing-mode="lr-tb" draw:fill="solid" draw:fill-color="#111111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11111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23:12:53.564924901</meta:creation-date>
    <dc:date>2021-04-30T23:39:13.057984313</dc:date>
    <meta:editing-duration>PT1M5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1.2.2$Linux_X86_64 LibreOffice_project/10$Build-2</meta:generator>
  </office:meta>
</office:document-meta>
</file>